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146.51mm"/>
    </style:style>
    <style:style style:name="co5" style:family="table-column">
      <style:table-column-properties fo:break-before="auto" style:column-width="136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7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italic" style:font-style-asian="italic" style:font-style-complex="italic"/>
      <style:map style:condition="cell-content()&gt;0" style:apply-style-name="Sans_20_nom4" style:base-cell-address="implications_annotated.B1"/>
      <style:map style:condition="cell-content()=0" style:apply-style-name="Default" style:base-cell-address="implications_annotated.B1"/>
    </style:style>
    <style:style style:name="ce3" style:family="table-cell" style:parent-style-name="Default">
      <style:table-cell-properties fo:background-color="transparent"/>
      <style:map style:condition="cell-content()&gt;0" style:apply-style-name="Sans_20_nom4" style:base-cell-address="implications_annotated.B2"/>
      <style:map style:condition="cell-content()=0" style:apply-style-name="Default" style:base-cell-address="implications_annotated.B2"/>
    </style:style>
    <style:style style:name="ce4" style:family="table-cell" style:parent-style-name="Default">
      <style:table-cell-properties fo:background-color="#3399ff"/>
      <style:map style:condition="cell-content()&gt;0" style:apply-style-name="Sans_20_nom4" style:base-cell-address="implications_annotated.B1"/>
      <style:map style:condition="cell-content()=0" style:apply-style-name="Default" style:base-cell-address="implications_annotated.B1"/>
    </style:style>
    <style:style style:name="ce5" style:family="table-cell" style:parent-style-name="Default">
      <style:table-cell-properties fo:background-color="transparent"/>
      <style:map style:condition="cell-content()&gt;0" style:apply-style-name="Sans_20_nom4" style:base-cell-address="implications_annotated.B1"/>
      <style:map style:condition="cell-content()=0" style:apply-style-name="Default" style:base-cell-address="implications_annotated.B1"/>
    </style:style>
    <style:style style:name="ce6" style:family="table-cell" style:parent-style-name="Default">
      <style:table-cell-properties fo:background-color="#3399ff"/>
      <style:map style:condition="cell-content()&gt;0" style:apply-style-name="Sans_20_nom4" style:base-cell-address="implications_annotated.B1"/>
      <style:map style:condition="cell-content()=0" style:apply-style-name="Default" style:base-cell-address="implications_annotated.B1"/>
    </style:style>
    <style:style style:name="ce7" style:family="table-cell" style:parent-style-name="Default">
      <style:table-cell-properties fo:background-color="transparent"/>
      <style:map style:condition="cell-content()&gt;0" style:apply-style-name="Sans_20_nom4" style:base-cell-address="implications_annotated.B1"/>
      <style:map style:condition="cell-content()=0" style:apply-style-name="Default" style:base-cell-address="implications_annotated.B1"/>
    </style:style>
    <style:style style:name="ce8" style:family="table-cell" style:parent-style-name="Default">
      <style:map style:condition="cell-content()&gt;0" style:apply-style-name="Sans_20_nom4" style:base-cell-address="implications_annotated.B1"/>
      <style:map style:condition="cell-content()=0" style:apply-style-name="Default" style:base-cell-address="implications_annotated.B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  <style:map style:condition="cell-content()=2" style:apply-style-name="Sans_20_nom1" style:base-cell-address="implications_annotated.C1"/>
      <style:map style:condition="cell-content()=0" style:apply-style-name="Sans_20_nom2" style:base-cell-address="implications_annotated.C1"/>
      <style:map style:condition="cell-content()=1" style:apply-style-name="Sans_20_nom5" style:base-cell-address="implications_annotated.C1"/>
    </style:style>
    <style:style style:name="ce10" style:family="table-cell" style:parent-style-name="Default">
      <style:map style:condition="cell-content()=2" style:apply-style-name="Sans_20_nom1" style:base-cell-address="implications_annotated.C1"/>
      <style:map style:condition="cell-content()=0" style:apply-style-name="Sans_20_nom2" style:base-cell-address="implications_annotated.C1"/>
      <style:map style:condition="cell-content()=1" style:apply-style-name="Sans_20_nom5" style:base-cell-address="implications_annotated.C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  <style:map style:condition="is-true-formula([$implications_annotated.$A$2] &gt; 0.05)" style:apply-style-name="Sans_20_nom3" style:base-cell-address="implications_annotated.D1"/>
      <style:map style:condition="cell-content()=0" style:apply-style-name="Default" style:base-cell-address="implications_annotated.D1"/>
    </style:style>
    <style:style style:name="ce12" style:family="table-cell" style:parent-style-name="Default">
      <style:text-properties fo:font-weight="bold" style:font-weight-asian="bold" style:font-weight-complex="bold"/>
      <style:map style:condition="is-true-formula([$implications_annotated.$A$2] &gt; 0.05)" style:apply-style-name="Sans_20_nom3" style:base-cell-address="implications_annotated.D1"/>
      <style:map style:condition="cell-content()=0" style:apply-style-name="Default" style:base-cell-address="implications_annotated.D1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map style:condition="is-true-formula([$implications_annotated.$A$2] &gt; 0.05)" style:apply-style-name="Sans_20_nom3" style:base-cell-address="implications_annotated.D1"/>
      <style:map style:condition="cell-content()=0" style:apply-style-name="Default" style:base-cell-address="implications_annotated.D1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66ff99"/>
    </style:style>
    <style:style style:name="ce17" style:family="table-cell" style:parent-style-name="Default">
      <style:table-cell-properties fo:background-color="#ffcc00"/>
    </style:style>
    <style:style style:name="ce18" style:family="table-cell" style:parent-style-name="Default">
      <style:table-cell-properties fo:background-color="#ff6666"/>
    </style:style>
    <style:style style:name="ce19" style:family="table-cell" style:parent-style-name="Default">
      <style:table-cell-properties fo:background-color="#3399ff"/>
    </style:style>
  </office:automatic-styles>
  <office:body>
    <office:spreadsheet>
      <table:calculation-settings table:automatic-find-labels="false"/>
      <table:table table:name="implications_annotated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0"/>
        <table:table-column table:style-name="co4" table:default-cell-style-name="ce14"/>
        <table:table-column table:style-name="co5" table:default-cell-style-name="Default"/>
        <table:table-row table:style-name="ro1">
          <table:table-cell table:style-name="ce1" office:value-type="string" calcext:value-type="string">
            <text:p>support</text:p>
          </table:table-cell>
          <table:table-cell table:style-name="ce2" office:value-type="string" calcext:value-type="string">
            <text:p>robustesse</text:p>
          </table:table-cell>
          <table:table-cell table:style-name="ce9" office:value-type="string" calcext:value-type="string">
            <text:p>pertinence</text:p>
          </table:table-cell>
          <table:table-cell table:style-name="ce11" office:value-type="string" calcext:value-type="string">
            <text:p>implications</text:p>
          </table:table-cell>
          <table:table-cell/>
        </table:table-row>
        <table:table-row table:style-name="ro2">
          <table:table-cell office:value-type="string" calcext:value-type="string">
            <text:p>0.8888888888888888</text:p>
          </table:table-cell>
          <table:table-cell table:style-name="ce3" office:value-type="string" calcext:value-type="string">
            <text:p>0.124496459960937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development status:5 - production / stable -&gt; stable release date:[2008-2015]</text:p>
          </table:table-cell>
          <table:table-cell/>
        </table:table-row>
        <table:table-row table:style-name="ro2">
          <table:table-cell office:value-type="string" calcext:value-type="string">
            <text:p>0.7222222222222222</text:p>
          </table:table-cell>
          <table:table-cell table:style-name="ce4" office:value-type="string" calcext:value-type="string">
            <text:p>-0.940063476562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irst public release date:[1982-2008] -&gt; development status:5 - production / stable</text:p>
          </table:table-cell>
          <table:table-cell/>
        </table:table-row>
        <table:table-row table:style-name="ro2">
          <table:table-cell office:value-type="string" calcext:value-type="string">
            <text:p>0.6666666666666666</text:p>
          </table:table-cell>
          <table:table-cell table:style-name="ce4" office:value-type="string" calcext:value-type="string">
            <text:p>0.89624023437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database:postgresql -&gt; stable release date:[2008-2015]</text:p>
          </table:table-cell>
          <table:table-cell/>
        </table:table-row>
        <table:table-row table:style-name="ro2">
          <table:table-cell office:value-type="string" calcext:value-type="string">
            <text:p>0.2777777777777778</text:p>
          </table:table-cell>
          <table:table-cell table:style-name="ce4" office:value-type="string" calcext:value-type="string">
            <text:p>1.2812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irst public release date:* -&gt; stable release date:[2010-2015]</text:p>
          </table:table-cell>
          <table:table-cell/>
        </table:table-row>
        <table:table-row table:style-name="ro2">
          <table:table-cell office:value-type="string" calcext:value-type="string">
            <text:p>0.2222222222222222</text:p>
          </table:table-cell>
          <table:table-cell table:style-name="ce4" office:value-type="string" calcext:value-type="string">
            <text:p>-1.437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programming language:jboss -&gt; stable release date:[2008-2013]</text:p>
          </table:table-cell>
          <table:table-cell table:style-name="ce15" office:value-type="string" calcext:value-type="string">
            <text:p>* en gras les implications ayant une fréquence supérieure à 1</text:p>
          </table:table-cell>
        </table:table-row>
        <table:table-row table:style-name="ro2">
          <table:table-cell office:value-type="string" calcext:value-type="string">
            <text:p>0.2222222222222222</text:p>
          </table:table-cell>
          <table:table-cell table:style-name="ce4" office:value-type="string" calcext:value-type="string">
            <text:p>-1.437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programming language:j2ee -&gt; stable release date:[2008-2013]</text:p>
          </table:table-cell>
          <table:table-cell table:style-name="ce16" office:value-type="string" calcext:value-type="string">
            <text:p>* en vert les implications jugées pertinentes</text:p>
          </table:table-cell>
        </table:table-row>
        <table:table-row table:style-name="ro2">
          <table:table-cell office:value-type="string" calcext:value-type="string">
            <text:p>0.16666666666666666</text:p>
          </table:table-cell>
          <table:table-cell table:style-name="ce5" office:value-type="string" calcext:value-type="string">
            <text:p>0.37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programming language:c -&gt; first public release date:[1982-1999]</text:p>
          </table:table-cell>
          <table:table-cell table:style-name="ce17" office:value-type="string" calcext:value-type="string">
            <text:p>* en oranges les implications jugées éventuellement pertinentes</text:p>
          </table:table-cell>
        </table:table-row>
        <table:table-row table:style-name="ro2">
          <table:table-cell office:value-type="string" calcext:value-type="string">
            <text:p>0.16666666666666666</text:p>
          </table:table-cell>
          <table:table-cell table:style-name="ce6" office:value-type="string" calcext:value-type="string">
            <text:p>1.37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database:xml -&gt; first public release date:[1998-2000]</text:p>
          </table:table-cell>
          <table:table-cell table:style-name="ce18" office:value-type="string" calcext:value-type="string">
            <text:p>* en rouge les implications jugées non pertinentes</text:p>
          </table:table-cell>
        </table:table-row>
        <table:table-row table:style-name="ro3">
          <table:table-cell office:value-type="string" calcext:value-type="string">
            <text:p>0.16666666666666666</text:p>
          </table:table-cell>
          <table:table-cell table:style-name="ce6" office:value-type="string" calcext:value-type="string">
            <text:p>1.87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database:ms sql -&gt; stable release date:[2008-2014]</text:p>
          </table:table-cell>
          <table:table-cell table:style-name="ce19" office:value-type="string" calcext:value-type="string">
            <text:p>* en bleu les implications ayant une robustesse supérieure à 0.5</text:p>
          </table:table-cell>
        </table:table-row>
        <table:table-row table:style-name="ro2">
          <table:table-cell office:value-type="string" calcext:value-type="string">
            <text:p>0.1111111111111111</text:p>
          </table:table-cell>
          <table:table-cell table:style-name="ce7"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programming language:php -&gt; database:mysql</text:p>
          </table:table-cell>
          <table:table-cell/>
        </table:table-row>
        <table:table-row table:style-name="ro1">
          <table:table-cell office:value-type="string" calcext:value-type="string">
            <text:p>0.1111111111111111</text:p>
          </table:table-cell>
          <table:table-cell office:value-type="string" calcext:value-type="string">
            <text:p>-0.2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database:* -&gt; first public release date:[1985-1999]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table release date:2014 -&gt; database:derby</text:p>
          </table:table-cell>
          <table:table-cell office:value-type="string" calcext:value-type="string">
            <text:p>Robustness = 0.5</text:p>
          </table:table-cell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table release date:2009 -&gt; programming language:java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rogramming language:scheme -&gt; first public release date:1999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-0.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amming language:objective-c -&gt; first public release date:1999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-0.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rogramming language:objective-c -&gt; database:*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amming language:lisp -&gt; first public release date:1999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-0.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amming language:jdo -&gt; stable release date:2010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-0.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rogramming language:jdo -&gt; development status:*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-0.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rogramming language:jdo -&gt; database:derby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rogramming language:groovy -&gt; database:derby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rogramming language:freemarker -&gt; database:derby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-0.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amming language:eclipse rcp -&gt; stable release date:2010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-0.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rogramming language:eclipse rcp -&gt; development status:*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-0.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rogramming language:eclipse rcp -&gt; database:derby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7.0 -&gt; programming language:xml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7.0 -&gt; programming language:javascript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-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6.1 -&gt; first public release date:1999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-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6.1 -&gt; database:*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5.0.0 -&gt; programming language:java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-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4.7.2 -&gt; programming language:c++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4.07.10 -&gt; programming language:php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3.6 -&gt; stable release date:2010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3.2 -&gt; stable release date:2008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3.0.2 -&gt; programming language:perl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3.0.2 -&gt; development status:*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2.6.6 -&gt; first public release date:1999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-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2.3.24 -&gt; programming language:php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2.28.1 -&gt; programming language:c++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2.28.1 -&gt; database:*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12.04.03 -&gt; database:derby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1.4 -&gt; stable release date:2008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-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1.0.1 -&gt; stable release date:2010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-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1.0.1 -&gt; development status:*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-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test stable release:1.0.1 -&gt; database:derby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rst public release date:2008 -&gt; stable release date:2013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irst public release date:2008 -&gt; latest stable release:3.0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rst public release date:2003 -&gt; programming language:php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-0.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rst public release date:2000 -&gt; programming language:c++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rst public release date:1985 -&gt; programming language:c++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rst public release date:1985 -&gt; database:*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rst public release date:1982 -&gt; programming language:java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-0.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atabase:sql -&gt; programming language:c++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atabase:innodb -&gt; programming language:php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-0.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atabase:ibm db2 -&gt; programming language:c++</text:p>
          </table:table-cell>
          <table:table-cell/>
        </table:table-row>
        <table:table-row table:style-name="ro4">
          <table:table-cell office:value-type="string" calcext:value-type="string">
            <text:p>0.05555555555555555</text:p>
          </table:table-cell>
          <table:table-cell table:style-name="ce7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atabase:advance server -&gt; stable release date:2008</text:p>
          </table:table-cell>
          <table:table-cell/>
        </table:table-row>
        <table:table-row table:style-name="ro3" table:number-rows-repeated="1048518">
          <table:table-cell table:number-columns-repeated="5"/>
        </table:table-row>
        <table:table-row table:style-name="ro3">
          <table:table-cell table:number-columns-repeated="5"/>
        </table:table-row>
        <calcext:conditional-formats>
          <calcext:conditional-format calcext:target-range-address="implications_annotated.B3:implications_annotated.B1048576 implications_annotated.B1:implications_annotated.B1">
            <calcext:condition calcext:apply-style-name="Sans nom4" calcext:value="&gt;0" calcext:base-cell-address="implications_annotated.B1"/>
            <calcext:condition calcext:apply-style-name="Default" calcext:value="=0" calcext:base-cell-address="implications_annotated.B1"/>
          </calcext:conditional-format>
          <calcext:conditional-format calcext:target-range-address="implications_annotated.C1:implications_annotated.C1048576">
            <calcext:condition calcext:apply-style-name="Sans nom1" calcext:value="=2" calcext:base-cell-address="implications_annotated.C1"/>
            <calcext:condition calcext:apply-style-name="Sans nom2" calcext:value="=0" calcext:base-cell-address="implications_annotated.C1"/>
            <calcext:condition calcext:apply-style-name="Sans nom5" calcext:value="=1" calcext:base-cell-address="implications_annotated.C1"/>
          </calcext:conditional-format>
          <calcext:conditional-format calcext:target-range-address="implications_annotated.D58:implications_annotated.D1048576 implications_annotated.D1:implications_annotated.D12">
            <calcext:condition calcext:apply-style-name="Sans nom3" calcext:value="formula-is([$implications_annotated.$A$2] &gt; 0.05)" calcext:base-cell-address="implications_annotated.D1"/>
            <calcext:condition calcext:apply-style-name="Default" calcext:value="=0" calcext:base-cell-address="implications_annotated.D1"/>
          </calcext:conditional-format>
          <calcext:conditional-format calcext:target-range-address="implications_annotated.B3:implications_annotated.B8">
            <calcext:condition calcext:apply-style-name="Sans nom4" calcext:value="&gt;0" calcext:base-cell-address="implications_annotated.B3"/>
            <calcext:condition calcext:apply-style-name="Default" calcext:value="=0" calcext:base-cell-address="implications_annotated.B3"/>
          </calcext:conditional-format>
          <calcext:conditional-format calcext:target-range-address="implications_annotated.B2:implications_annotated.B2">
            <calcext:condition calcext:apply-style-name="Sans nom4" calcext:value="&gt;0" calcext:base-cell-address="implications_annotated.B2"/>
            <calcext:condition calcext:apply-style-name="Default" calcext:value="=0" calcext:base-cell-address="implications_annotated.B2"/>
          </calcext:conditional-format>
          <calcext:conditional-format calcext:target-range-address="implications_annotated.B3:implications_annotated.B7">
            <calcext:condition calcext:apply-style-name="Sans nom4" calcext:value="&gt;0" calcext:base-cell-address="implications_annotated.B3"/>
            <calcext:condition calcext:apply-style-name="Default" calcext:value="=0" calcext:base-cell-address="implications_annotated.B3"/>
          </calcext:conditional-format>
        </calcext:conditional-formats>
      </table:table>
      <table:named-expressions/>
      <table:database-ranges>
        <table:database-range table:name="__Anonymous_Sheet_DB__0" table:target-range-address="implications_annotated.A13:implications_annotated.D5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66ff99"/>
    </style:style>
    <style:style style:name="Sans_20_nom2" style:display-name="Sans nom2" style:family="table-cell" style:parent-style-name="Default">
      <style:table-cell-properties fo:background-color="#ff6666"/>
    </style:style>
    <style:style style:name="Sans_20_nom3" style:display-name="Sans nom3" style:family="table-cell" style:parent-style-name="Default">
      <style:text-properties fo:font-weight="bold"/>
    </style:style>
    <style:style style:name="Sans_20_nom4" style:display-name="Sans nom4" style:family="table-cell" style:parent-style-name="Default">
      <style:table-cell-properties fo:background-color="#99ccff"/>
    </style:style>
    <style:style style:name="Sans_20_nom5" style:display-name="Sans nom5" style:family="table-cell" style:parent-style-name="Default">
      <style:table-cell-properties fo:background-color="#ffcc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10:49:37.755320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6T10:23:41.097521659</dc:date>
    <meta:editing-duration>PT20M49S</meta:editing-duration>
    <meta:editing-cycles>15</meta:editing-cycles>
    <meta:generator>LibreOffice/5.1.6.2$Linux_X86_64 LibreOffice_project/10m0$Build-2</meta:generator>
    <meta:document-statistic meta:table-count="1" meta:cell-count="234" meta:object-count="0"/>
  </office:meta>
</office:document-meta>
</file>